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60AA2B781E3A1EF9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color="#000000" draw:fill="solid" draw:textarea-vertical-align="middle"/>
    </style:style>
    <style:style style:name="gr3" style:family="graphic" style:parent-style-name="objectwithoutfill">
      <style:graphic-properties svg:stroke-width="0.212cm" svg:stroke-color="#ffb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ouble_20_Dash" svg:stroke-color="#000000" draw:fill="solid" draw:textarea-vertical-align="middle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16cm" svg:height="9.312cm" svg:x="2.778cm" svg:y="4.261cm">
          <draw:image xlink:href="Pictures/100002010000023000000160AA2B781E3A1EF9E1.png" xlink:type="simple" xlink:show="embed" xlink:actuate="onLoad" loext:mime-type="image/png">
            <text:p/>
          </draw:image>
        </draw:frame>
        <draw:line draw:style-name="gr2" draw:text-style-name="P2" draw:layer="layout" svg:x1="12.938cm" svg:y1="4.556cm" svg:x2="12.938cm" svg:y2="13.7cm">
          <text:p/>
        </draw:line>
        <draw:line draw:style-name="gr2" draw:text-style-name="P2" draw:layer="layout" svg:x1="9.001cm" svg:y1="13.573cm" svg:x2="9.001cm" svg:y2="4.302cm">
          <text:p/>
        </draw:line>
        <draw:line draw:style-name="gr2" draw:text-style-name="P2" draw:layer="layout" svg:x1="4.937cm" svg:y1="7.604cm" svg:x2="4.937cm" svg:y2="13.7cm">
          <text:p/>
        </draw:line>
        <draw:line draw:style-name="gr3" draw:text-style-name="P2" draw:layer="layout" svg:x1="17.129cm" svg:y1="7.35cm" svg:x2="15.351cm" svg:y2="8.62cm">
          <text:p/>
        </draw:line>
        <draw:line draw:style-name="gr4" draw:text-style-name="P2" draw:layer="layout" svg:x1="3.032cm" svg:y1="8.747cm" svg:x2="17.51cm" svg:y2="8.747cm">
          <text:p/>
        </draw:line>
        <draw:line draw:style-name="gr3" draw:text-style-name="P2" draw:layer="layout" svg:x1="16.875cm" svg:y1="6.969cm" svg:x2="14.462cm" svg:y2="8.62cm">
          <text:p/>
        </draw:line>
        <draw:line draw:style-name="gr3" draw:text-style-name="P2" draw:layer="layout" svg:x1="16.494cm" svg:y1="6.715cm" svg:x2="13.7cm" svg:y2="8.62cm">
          <text:p/>
        </draw:line>
        <draw:line draw:style-name="gr3" draw:text-style-name="P2" draw:layer="layout" svg:x1="16.113cm" svg:y1="6.334cm" svg:x2="12.938cm" svg:y2="8.62cm">
          <text:p/>
        </draw:line>
        <draw:line draw:style-name="gr3" draw:text-style-name="P2" draw:layer="layout" svg:x1="15.351cm" svg:y1="6.207cm" svg:x2="11.922cm" svg:y2="8.62cm">
          <text:p/>
        </draw:line>
        <draw:line draw:style-name="gr3" draw:text-style-name="P2" draw:layer="layout" svg:x1="11.033cm" svg:y1="8.874cm" svg:x2="8.112cm" svg:y2="11.033cm">
          <text:p/>
        </draw:line>
        <draw:line draw:style-name="gr3" draw:text-style-name="P2" draw:layer="layout" svg:x1="10.906cm" svg:y1="9.636cm" svg:x2="8.239cm" svg:y2="11.668cm">
          <text:p/>
        </draw:line>
        <draw:line draw:style-name="gr3" draw:text-style-name="P2" draw:layer="layout" svg:x1="8.493cm" svg:y1="8.874cm" svg:x2="7.731cm" svg:y2="9.382cm">
          <text:p/>
        </draw:line>
        <draw:line draw:style-name="gr3" draw:text-style-name="P2" draw:layer="layout" svg:x1="9.763cm" svg:y1="11.795cm" svg:x2="8.62cm" svg:y2="12.684cm">
          <text:p/>
        </draw:line>
        <draw:line draw:style-name="gr3" draw:text-style-name="P2" draw:layer="layout" svg:x1="9.509cm" svg:y1="8.874cm" svg:x2="7.985cm" svg:y2="9.89cm">
          <text:p/>
        </draw:line>
        <draw:line draw:style-name="gr3" draw:text-style-name="P2" draw:layer="layout" svg:x1="10.144cm" svg:y1="10.906cm" svg:x2="8.366cm" svg:y2="12.176cm">
          <text:p/>
        </draw:line>
        <draw:line draw:style-name="gr3" draw:text-style-name="P2" draw:layer="layout" svg:x1="10.271cm" svg:y1="8.874cm" svg:x2="8.112cm" svg:y2="10.398cm">
          <text:p/>
        </draw:line>
        <draw:line draw:style-name="gr3" draw:text-style-name="P2" draw:layer="layout" svg:x1="14.843cm" svg:y1="5.953cm" svg:x2="11.541cm" svg:y2="8.366cm">
          <text:p/>
        </draw:line>
        <draw:line draw:style-name="gr3" draw:text-style-name="P2" draw:layer="layout" svg:x1="14.462cm" svg:y1="5.572cm" svg:x2="11.668cm" svg:y2="7.604cm">
          <text:p/>
        </draw:line>
        <draw:line draw:style-name="gr3" draw:text-style-name="P2" draw:layer="layout" svg:x1="14.081cm" svg:y1="5.318cm" svg:x2="11.795cm" svg:y2="6.969cm">
          <text:p/>
        </draw:line>
        <draw:line draw:style-name="gr3" draw:text-style-name="P2" draw:layer="layout" svg:x1="13.7cm" svg:y1="5.064cm" svg:x2="11.922cm" svg:y2="6.334cm">
          <text:p/>
        </draw:line>
        <draw:line draw:style-name="gr3" draw:text-style-name="P2" draw:layer="layout" svg:x1="13.319cm" svg:y1="4.683cm" svg:x2="12.049cm" svg:y2="5.572cm">
          <text:p/>
        </draw:line>
        <draw:line draw:style-name="gr3" draw:text-style-name="P2" draw:layer="layout" svg:x1="17.256cm" svg:y1="7.858cm" svg:x2="16.113cm" svg:y2="8.747cm">
          <text:p/>
        </draw:line>
        <draw:line draw:style-name="gr3" draw:text-style-name="P2" draw:layer="layout" svg:x1="5.318cm" svg:y1="7.858cm" svg:x2="4.302cm" svg:y2="8.62cm">
          <text:p/>
        </draw:line>
        <draw:line draw:style-name="gr3" draw:text-style-name="P2" draw:layer="layout" svg:x1="5.572cm" svg:y1="8.239cm" svg:x2="4.937cm" svg:y2="8.747cm">
          <text:p/>
        </draw:line>
        <draw:line draw:style-name="gr3" draw:text-style-name="P2" draw:layer="layout" svg:x1="4.937cm" svg:y1="7.604cm" svg:x2="3.54cm" svg:y2="8.62cm">
          <text:p/>
        </draw:line>
        <draw:line draw:style-name="gr5" draw:text-style-name="P2" draw:layer="layout" svg:x1="7.096cm" svg:y1="8.239cm" svg:x2="7.096cm" svg:y2="9.255cm">
          <text:p/>
        </draw:line>
        <draw:line draw:style-name="gr5" draw:text-style-name="P2" draw:layer="layout" svg:x1="11.287cm" svg:y1="8.366cm" svg:x2="11.287cm" svg:y2="9.382cm">
          <text:p/>
        </draw:line>
        <draw:frame draw:style-name="gr6" draw:text-style-name="P3" draw:layer="layout" svg:width="3.302cm" svg:height="1.275cm" svg:x="4.048cm" svg:y="13.7cm">
          <draw:text-box>
            <text:p><text:span text:style-name="T1">P50 time</text:span></text:p>
          </draw:text-box>
        </draw:frame>
        <draw:frame draw:style-name="gr6" draw:text-style-name="P3" draw:layer="layout" svg:width="3.302cm" svg:height="1.275cm" svg:x="11.922cm" svg:y="13.573cm">
          <draw:text-box>
            <text:p><text:span text:style-name="T1">P200 time</text:span></text:p>
          </draw:text-box>
        </draw:frame>
        <draw:frame draw:style-name="gr6" draw:text-style-name="P3" draw:layer="layout" svg:width="3.302cm" svg:height="1.275cm" svg:x="7.731cm" svg:y="3.535cm">
          <draw:text-box>
            <text:p><text:span text:style-name="T1">N100 time</text:span></text:p>
          </draw:text-box>
        </draw:frame>
        <draw:line draw:style-name="gr5" draw:text-style-name="P2" draw:layer="layout" svg:x1="15.351cm" svg:y1="2.397cm" svg:x2="15.351cm" svg:y2="3.159cm">
          <text:p/>
        </draw:line>
        <draw:frame draw:style-name="gr6" draw:text-style-name="P3" draw:layer="layout" svg:width="4.572cm" svg:height="1.275cm" svg:x="15.605cm" svg:y="2.27cm">
          <draw:text-box>
            <text:p><text:span text:style-name="T1">Zero </text:span><text:span text:style-name="T1">crossin</text:span><text:span text:style-name="T1">g time</text:span></text:p>
          </draw:text-box>
        </draw:frame>
        <draw:line draw:style-name="gr3" draw:text-style-name="P2" draw:layer="layout" svg:x1="15.605cm" svg:y1="3.413cm" svg:x2="14.843cm" svg:y2="3.921cm">
          <text:p/>
        </draw:line>
        <draw:frame draw:style-name="gr6" draw:text-style-name="P3" draw:layer="layout" svg:width="4.572cm" svg:height="1.275cm" svg:x="15.732cm" svg:y="3.159cm">
          <draw:text-box>
            <text:p><text:span text:style-name="T1">Area under the </text:span><text:span text:style-name="T1">curve</text:span></text:p>
          </draw:text-box>
        </draw:frame>
        <draw:frame draw:style-name="gr6" draw:text-style-name="P4" draw:layer="layout" svg:width="1.397cm" svg:height="1.275cm" svg:x="4.302cm" svg:y="6.583cm">
          <draw:text-box>
            <text:p><text:span text:style-name="T2">P</text:span><text:span text:style-name="T2">5</text:span><text:span text:style-name="T2">0</text:span></text:p>
          </draw:text-box>
        </draw:frame>
        <draw:frame draw:style-name="gr6" draw:text-style-name="P4" draw:layer="layout" svg:width="1.905cm" svg:height="1.275cm" svg:x="8.366cm" svg:y="13.568cm">
          <draw:text-box>
            <text:p><text:span text:style-name="T2">N</text:span><text:span text:style-name="T2">1</text:span><text:span text:style-name="T2">0</text:span><text:span text:style-name="T2">0</text:span></text:p>
          </draw:text-box>
        </draw:frame>
        <draw:frame draw:style-name="gr6" draw:text-style-name="P4" draw:layer="layout" svg:width="2.032cm" svg:height="1.275cm" svg:x="12.176cm" svg:y="3.662cm">
          <draw:text-box>
            <text:p><text:span text:style-name="T2">P200</text:span></text:p>
          </draw:text-box>
        </draw:frame>
        <draw:line draw:style-name="gr3" draw:text-style-name="P2" draw:layer="layout" svg:x1="6.588cm" svg:y1="8.747cm" svg:x2="6.207cm" svg:y2="9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54:01.062583852</meta:creation-date>
    <dc:date>2022-01-15T14:20:51.383026261</dc:date>
    <meta:editing-duration>P1DT19H48M41S</meta:editing-duration>
    <meta:editing-cycles>2</meta:editing-cycles>
    <meta:generator>LibreOffice/6.4.7.2$Linux_X86_64 LibreOffice_project/40$Build-2</meta:generator>
    <meta:document-statistic meta:object-count="39"/>
  </office:meta>
</office:document-meta>
</file>